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2.6591in"/>
    </style:style>
    <style:style style:name="co6" style:family="table-column">
      <style:table-column-properties fo:break-before="auto" style:column-width="2.7661in"/>
    </style:style>
    <style:style style:name="co8" style:family="table-column">
      <style:table-column-properties fo:break-before="auto" style:column-width="1.461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0.85in"/>
    </style:style>
    <style:style style:name="co11" style:family="table-column">
      <style:table-column-properties fo:break-before="auto" style:column-width="2.1756in"/>
    </style:style>
    <style:style style:name="co12" style:family="table-column">
      <style:table-column-properties fo:break-before="auto" style:column-width="0.8925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5104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4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font-name="arial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use-window-font-color="true" style:font-name="arial"/>
    </style:style>
    <style:style style:name="ce17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 style:data-style-name="N510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5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5104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8" table:default-cell-style-name="ce9"/>
        <table:table-column table:style-name="co9" table:default-cell-style-name="ce9"/>
        <table:table-column table:style-name="co10" table:default-cell-style-name="ce2"/>
        <table:table-column table:style-name="co11" table:default-cell-style-name="ce9"/>
        <table:table-column table:style-name="co12" table:number-columns-repeated="2" table:default-cell-style-name="ce9"/>
        <table:table-row table:style-name="ro2">
          <table:table-cell table:style-name="ce1" office:value-type="string">
            <text:p>n</text:p>
          </table:table-cell>
          <table:table-cell table:style-name="ce3" office:value-type="string">
            <text:p>quantidade</text:p>
          </table:table-cell>
          <table:table-cell table:style-name="ce1" office:value-type="string">
            <text:p>onde</text:p>
          </table:table-cell>
          <table:table-cell table:style-name="ce3" office:value-type="string">
            <text:p>link</text:p>
          </table:table-cell>
          <table:table-cell table:style-name="ce4" office:value-type="string">
            <text:p>item</text:p>
          </table:table-cell>
          <table:table-cell table:style-name="ce4" office:value-type="string">
            <text:p>descrição</text:p>
          </table:table-cell>
          <table:table-cell table:style-name="ce7" office:value-type="string">
            <text:p>preço unitario</text:p>
          </table:table-cell>
          <table:table-cell table:style-name="ce14" office:value-type="string">
            <text:p>total</text:p>
          </table:table-cell>
          <table:table-cell office:value-type="string">
            <text:p>chegou?</text:p>
          </table:table-cell>
          <table:table-cell office:value-type="string">
            <text:p>ficará com alguém (quantidade)?</text:p>
          </table:table-cell>
          <table:table-cell office:value-type="string">
            <text:p>valor (R$)</text:p>
          </table:table-cell>
          <table:table-cell office:value-type="string">
            <text:p>quem?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45174&amp;uq=634927957106240566">497-1243-1-ND</text:a></text:p>
          </table:table-cell>
          <table:table-cell table:style-name="ce4" office:value-type="string">
            <text:p>IC REG LDO 5V .95A SOT-223</text:p>
          </table:table-cell>
          <table:table-cell table:style-name="ce4" office:value-type="string">
            <text:p>REGULADOR 5V</text:p>
          </table:table-cell>
          <table:table-cell table:style-name="ce8" office:value-type="currency" office:currency="USD" office:value="0.54">
            <text:p>$0.54</text:p>
          </table:table-cell>
          <table:table-cell table:style-name="ce8" table:formula="of:=[.G2]*[.B2]" office:value-type="currency" office:currency="USD" office:value="2.16">
            <text:p>$2.16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table:style-name="ce20" table:formula="of:=([.$H$24]*[.$H2]/SUM([.$H$2:.$H$19]))*[.$J2]/[.$B2]" office:value-type="currency" office:currency="BRL" office:value="2.85380189059687">
            <text:p>R$ 2,85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45426&amp;uq=634927957106240566">497-1241-1-ND</text:a></text:p>
          </table:table-cell>
          <table:table-cell table:style-name="ce4" office:value-type="string">
            <text:p>IC REG LDO 3.3V .95A SOT-223</text:p>
          </table:table-cell>
          <table:table-cell table:style-name="ce4" office:value-type="string">
            <text:p>REGULADOR 3V3</text:p>
          </table:table-cell>
          <table:table-cell table:style-name="ce8" office:value-type="currency" office:currency="USD" office:value="0.54">
            <text:p>$0.54</text:p>
          </table:table-cell>
          <table:table-cell table:style-name="ce8" table:formula="of:=[.G3]*[.B3]" office:value-type="currency" office:currency="USD" office:value="1.62">
            <text:p>$1.62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table:style-name="ce20" table:formula="of:=([.$H$24]*[.$H3]/SUM([.$H$2:.$H$19]))*[.$J3]/[.$B3]" office:value-type="currency" office:currency="BRL" office:value="0">
            <text:p>R$ 0,00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45443&amp;uq=634927957106240566">497-6868-1-ND</text:a></text:p>
          </table:table-cell>
          <table:table-cell table:style-name="ce4" office:value-type="string">
            <text:p>IC REG LDO 1.8V .95A SOT-223</text:p>
          </table:table-cell>
          <table:table-cell table:style-name="ce4" office:value-type="string">
            <text:p>REGULADOR 1V8</text:p>
          </table:table-cell>
          <table:table-cell table:style-name="ce8" office:value-type="currency" office:currency="USD" office:value="0.48">
            <text:p>$0.48</text:p>
          </table:table-cell>
          <table:table-cell table:style-name="ce8" table:formula="of:=[.G4]*[.B4]" office:value-type="currency" office:currency="USD" office:value="1.92">
            <text:p>$1.92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table:style-name="ce20" table:formula="of:=([.$H$24]*[.$H4]/SUM([.$H$2:.$H$19]))*[.$J4]/[.$B4]" office:value-type="currency" office:currency="BRL" office:value="2.53671279164166">
            <text:p>R$ 2,54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48678&amp;uq=634927957106240566">296-1213-1-ND</text:a></text:p>
          </table:table-cell>
          <table:table-cell table:style-name="ce4" office:value-type="string">
            <text:p>IC BUFF/DVR TRI-ST DUAL 20SOIC</text:p>
          </table:table-cell>
          <table:table-cell table:style-name="ce4" office:value-type="string">
            <text:p>BUFFER P/ PWM</text:p>
          </table:table-cell>
          <table:table-cell table:style-name="ce8" office:value-type="currency" office:currency="USD" office:value="0.99">
            <text:p>$0.99</text:p>
          </table:table-cell>
          <table:table-cell table:style-name="ce8" table:formula="of:=[.G5]*[.B5]" office:value-type="currency" office:currency="USD" office:value="3.96">
            <text:p>$3.96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table:style-name="ce20" table:formula="of:=([.$H$24]*[.$H5]/SUM([.$H$2:.$H$19]))*[.$J5]/[.$B5]" office:value-type="currency" office:currency="BRL" office:value="5.23197013276093">
            <text:p>R$ 5,23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49024&amp;uq=634927957106240566">568-2094-ND</text:a></text:p>
          </table:table-cell>
          <table:table-cell table:style-name="ce4" office:value-type="string">
            <text:p>IC ARM7 MCU FLASH 32K 48-LQFP</text:p>
          </table:table-cell>
          <table:table-cell table:style-name="ce4" office:value-type="string">
            <text:p>LPC 2103</text:p>
          </table:table-cell>
          <table:table-cell table:style-name="ce8" office:value-type="currency" office:currency="USD" office:value="6.16">
            <text:p>$6.16</text:p>
          </table:table-cell>
          <table:table-cell table:style-name="ce8" table:formula="of:=[.G6]*[.B6]" office:value-type="currency" office:currency="USD" office:value="18.48">
            <text:p>$18.48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table:style-name="ce20" table:formula="of:=([.$H$24]*[.$H6]/SUM([.$H$2:.$H$19]))*[.$J6]/[.$B6]" office:value-type="currency" office:currency="BRL" office:value="0">
            <text:p>R$ 0,00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50080&amp;uq=634927957106240566">568-1488-5-ND</text:a></text:p>
          </table:table-cell>
          <table:table-cell table:style-name="ce4" office:value-type="string">
            <text:p>IC BUFF/DVR SCHM TRG 6BIT 14SOIC</text:p>
          </table:table-cell>
          <table:table-cell table:style-name="ce4" office:value-type="string">
            <text:p>SCHMITT TRIGGER</text:p>
          </table:table-cell>
          <table:table-cell table:style-name="ce8" office:value-type="currency" office:currency="USD" office:value="1.52">
            <text:p>$1.52</text:p>
          </table:table-cell>
          <table:table-cell table:style-name="ce8" table:formula="of:=[.G7]*[.B7]" office:value-type="currency" office:currency="USD" office:value="4.56">
            <text:p>$4.56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table:style-name="ce20" table:formula="of:=([.$H$24]*[.$H7]/SUM([.$H$2:.$H$19]))*[.$J7]/[.$B7]" office:value-type="currency" office:currency="BRL" office:value="0">
            <text:p>R$ 0,00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3" office:value-type="float" office:value="25">
            <text:p>25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309754&amp;uq=634928355821841791">A106064CT-ND</text:a></text:p>
          </table:table-cell>
          <table:table-cell table:style-name="ce4" office:value-type="string">
            <text:p>RES 47.0K OHM 1/8W 1% 0805</text:p>
          </table:table-cell>
          <table:table-cell table:style-name="ce4" office:value-type="string">
            <text:p>RESISTOR PULL-UP 47K</text:p>
          </table:table-cell>
          <table:table-cell table:style-name="ce8" office:value-type="currency" office:currency="USD" office:value="0.0092">
            <text:p>$0.01</text:p>
          </table:table-cell>
          <table:table-cell table:style-name="ce8" table:formula="of:=[.G8]*[.B8]" office:value-type="currency" office:currency="USD" office:value="0.23">
            <text:p>$0.23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table:style-name="ce20" table:formula="of:=([.$H$24]*[.$H8]/SUM([.$H$2:.$H$19]))*[.$J8]/[.$B8]" office:value-type="currency" office:currency="BRL" office:value="0">
            <text:p>R$ 0,00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58152&amp;uq=634927957106240566">475-1415-1-ND</text:a></text:p>
          </table:table-cell>
          <table:table-cell table:style-name="ce4" office:value-type="string">
            <text:p>LED CHIPLED 645NM RED DIFF 0805</text:p>
          </table:table-cell>
          <table:table-cell table:style-name="ce4" office:value-type="string">
            <text:p>LED VERMELHO 1V8 20MA</text:p>
          </table:table-cell>
          <table:table-cell table:style-name="ce8" office:value-type="currency" office:currency="USD" office:value="0.09">
            <text:p>$0.09</text:p>
          </table:table-cell>
          <table:table-cell table:style-name="ce8" table:formula="of:=[.G9]*[.B9]" office:value-type="currency" office:currency="USD" office:value="0.36">
            <text:p>$0.36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table:style-name="ce20" table:formula="of:=([.$H$24]*[.$H9]/SUM([.$H$2:.$H$19]))*[.$J9]/[.$B9]" office:value-type="currency" office:currency="BRL" office:value="0.475633648432812">
            <text:p>R$ 0,48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59112&amp;uq=634927957106240566">RMCF0805FT20K0CT-ND</text:a></text:p>
          </table:table-cell>
          <table:table-cell table:style-name="ce4" office:value-type="string">
            <text:p>RES 20K OHM 1/8W 1% 0805 SMD</text:p>
          </table:table-cell>
          <table:table-cell table:style-name="ce4" office:value-type="string">
            <text:p>RESISTOR LED 20K</text:p>
          </table:table-cell>
          <table:table-cell table:style-name="ce8" office:value-type="currency" office:currency="USD" office:value="0.04">
            <text:p>$0.04</text:p>
          </table:table-cell>
          <table:table-cell table:style-name="ce8" table:formula="of:=[.G10]*[.B10]" office:value-type="currency" office:currency="USD" office:value="0.16">
            <text:p>$0.16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table:style-name="ce20" table:formula="of:=([.$H$24]*[.$H10]/SUM([.$H$2:.$H$19]))*[.$J10]/[.$B10]" office:value-type="currency" office:currency="BRL" office:value="0.211392732636805">
            <text:p>R$ 0,21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3" office:value-type="float" office:value="25">
            <text:p>25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59308&amp;uq=634927957106240566">311-22.0CRCT-ND</text:a></text:p>
          </table:table-cell>
          <table:table-cell table:style-name="ce4" office:value-type="string">
            <text:p>RES 22.0 OHM 1/8W 1% 0805 SMD</text:p>
          </table:table-cell>
          <table:table-cell table:style-name="ce4" office:value-type="string">
            <text:p>22 HOMS P/ LIMITADOR DE VOLTAGEM</text:p>
          </table:table-cell>
          <table:table-cell table:style-name="ce8" office:value-type="currency" office:currency="USD" office:value="0.0148">
            <text:p>$0.01</text:p>
          </table:table-cell>
          <table:table-cell table:style-name="ce8" table:formula="of:=[.G11]*[.B11]" office:value-type="currency" office:currency="USD" office:value="0.37">
            <text:p>$0.37</text:p>
          </table:table-cell>
          <table:table-cell office:value-type="string">
            <text:p>ok</text:p>
          </table:table-cell>
          <table:table-cell office:value-type="float" office:value="10">
            <text:p>10</text:p>
          </table:table-cell>
          <table:table-cell table:style-name="ce20" table:formula="of:=([.$H$24]*[.$H11]/SUM([.$H$2:.$H$19]))*[.$J11]/[.$B11]" office:value-type="currency" office:currency="BRL" office:value="0.782153110756179">
            <text:p>R$ 0,78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60161&amp;uq=634927957106240566">MMBZ5229BS-FDICT-ND</text:a></text:p>
          </table:table-cell>
          <table:table-cell table:style-name="ce4" office:value-type="string">
            <text:p>DIODE ZENER DUAL 4.3V SOT-363</text:p>
          </table:table-cell>
          <table:table-cell table:style-name="ce4" office:value-type="string">
            <text:p>DUAL ZENER 4V3</text:p>
          </table:table-cell>
          <table:table-cell table:style-name="ce8" office:value-type="currency" office:currency="USD" office:value="0.334">
            <text:p>$0.33</text:p>
          </table:table-cell>
          <table:table-cell table:style-name="ce8" table:formula="of:=[.G12]*[.B12]" office:value-type="currency" office:currency="USD" office:value="4.008">
            <text:p>$4.01</text:p>
          </table:table-cell>
          <table:table-cell office:value-type="string">
            <text:p>ok</text:p>
          </table:table-cell>
          <table:table-cell office:value-type="float" office:value="3">
            <text:p>3</text:p>
          </table:table-cell>
          <table:table-cell table:style-name="ce20" table:formula="of:=([.$H$24]*[.$H12]/SUM([.$H$2:.$H$19]))*[.$J12]/[.$B12]" office:value-type="currency" office:currency="BRL" office:value="5.29538795255197">
            <text:p>R$ 5,30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60537&amp;uq=634927957106240566">478-6219-1-ND</text:a></text:p>
          </table:table-cell>
          <table:table-cell table:style-name="ce4" office:value-type="string">
            <text:p>CAP CER 150PF 50V 1% NP0 0805</text:p>
          </table:table-cell>
          <table:table-cell table:style-name="ce4" office:value-type="string">
            <text:p>CAPACITOR 150P FILTRO ENCODERS</text:p>
          </table:table-cell>
          <table:table-cell table:style-name="ce8" office:value-type="currency" office:currency="USD" office:value="0.124">
            <text:p>$0.12</text:p>
          </table:table-cell>
          <table:table-cell table:style-name="ce8" table:formula="of:=[.G13]*[.B13]" office:value-type="currency" office:currency="USD" office:value="1.24">
            <text:p>$1.24</text:p>
          </table:table-cell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table:style-name="ce20" table:formula="of:=([.$H$24]*[.$H13]/SUM([.$H$2:.$H$19]))*[.$J13]/[.$B13]" office:value-type="currency" office:currency="BRL" office:value="1.31063494234819">
            <text:p>R$ 1,31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60662&amp;uq=634927957106240566">311-332CRCT-ND</text:a></text:p>
          </table:table-cell>
          <table:table-cell table:style-name="ce4" office:value-type="string">
            <text:p>RES 332 OHM 1/8W 1% 0805 SMD</text:p>
          </table:table-cell>
          <table:table-cell table:style-name="ce4" office:value-type="string">
            <text:p>RESISTOR 332 FILTRO ENCODERS</text:p>
          </table:table-cell>
          <table:table-cell table:style-name="ce8" office:value-type="currency" office:currency="USD" office:value="0.019">
            <text:p>$0.02</text:p>
          </table:table-cell>
          <table:table-cell table:style-name="ce8" table:formula="of:=[.G14]*[.B14]" office:value-type="currency" office:currency="USD" office:value="0.19">
            <text:p>$0.19</text:p>
          </table:table-cell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table:style-name="ce20" table:formula="of:=([.$H$24]*[.$H14]/SUM([.$H$2:.$H$19]))*[.$J14]/[.$B14]" office:value-type="currency" office:currency="BRL" office:value="0.200823096004965">
            <text:p>R$ 0,20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61056&amp;uq=634927957106240566">399-1115-1-ND</text:a></text:p>
          </table:table-cell>
          <table:table-cell table:style-name="ce4" office:value-type="string">
            <text:p>CAP CER 33PF 50V 5% NP0 0805</text:p>
          </table:table-cell>
          <table:table-cell table:style-name="ce4" office:value-type="string">
            <text:p>33P CAPACITOR P/ CRISTAL</text:p>
          </table:table-cell>
          <table:table-cell table:style-name="ce8" office:value-type="currency" office:currency="USD" office:value="0.053">
            <text:p>$0.05</text:p>
          </table:table-cell>
          <table:table-cell table:style-name="ce8" table:formula="of:=[.G15]*[.B15]" office:value-type="currency" office:currency="USD" office:value="0.53">
            <text:p>$0.53</text:p>
          </table:table-cell>
          <table:table-cell office:value-type="string">
            <text:p>ok</text:p>
          </table:table-cell>
          <table:table-cell office:value-type="float" office:value="4">
            <text:p>4</text:p>
          </table:table-cell>
          <table:table-cell table:style-name="ce20" table:formula="of:=([.$H$24]*[.$H15]/SUM([.$H$2:.$H$19]))*[.$J15]/[.$B15]" office:value-type="currency" office:currency="BRL" office:value="1.12038148297507">
            <text:p>R$ 1,12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3" office:value-type="float" office:value="50">
            <text:p>50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61545&amp;uq=634927957106240566">399-1171-1-ND</text:a></text:p>
          </table:table-cell>
          <table:table-cell table:style-name="ce4" office:value-type="string">
            <text:p>CAP CER 0.1UF 50V 5% X7R 0805</text:p>
          </table:table-cell>
          <table:table-cell table:style-name="ce4" office:value-type="string">
            <text:p>0.1U PARA MAX3232 E REGULADORES</text:p>
          </table:table-cell>
          <table:table-cell table:style-name="ce8" office:value-type="currency" office:currency="USD" office:value="0.0632">
            <text:p>$0.06</text:p>
          </table:table-cell>
          <table:table-cell table:style-name="ce8" table:formula="of:=[.G16]*[.B16]" office:value-type="currency" office:currency="USD" office:value="3.16">
            <text:p>$3.16</text:p>
          </table:table-cell>
          <table:table-cell office:value-type="string">
            <text:p>ok</text:p>
          </table:table-cell>
          <table:table-cell office:value-type="float" office:value="29">
            <text:p>29</text:p>
          </table:table-cell>
          <table:table-cell table:style-name="ce20" table:formula="of:=([.$H$24]*[.$H16]/SUM([.$H$2:.$H$19]))*[.$J16]/[.$B16]" office:value-type="currency" office:currency="BRL" office:value="9.68601500941842">
            <text:p>R$ 9,69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3" office:value-type="float" office:value="12">
            <text:p>12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61630&amp;uq=634927957106240566">311-1460-1-ND</text:a></text:p>
          </table:table-cell>
          <table:table-cell table:style-name="ce4" office:value-type="string">
            <text:p>CAP CER 10UF 10V 10% X5R 0805</text:p>
          </table:table-cell>
          <table:table-cell table:style-name="ce4" office:value-type="string">
            <text:p>10U PARA REGULADOR</text:p>
          </table:table-cell>
          <table:table-cell table:style-name="ce8" office:value-type="currency" office:currency="USD" office:value="0.13">
            <text:p>$0.13</text:p>
          </table:table-cell>
          <table:table-cell table:style-name="ce8" table:formula="of:=[.G17]*[.B17]" office:value-type="currency" office:currency="USD" office:value="1.56">
            <text:p>$1.56</text:p>
          </table:table-cell>
          <table:table-cell office:value-type="string">
            <text:p>ok</text:p>
          </table:table-cell>
          <table:table-cell office:value-type="float" office:value="3">
            <text:p>3</text:p>
          </table:table-cell>
          <table:table-cell table:style-name="ce20" table:formula="of:=([.$H$24]*[.$H17]/SUM([.$H$2:.$H$19]))*[.$J17]/[.$B17]" office:value-type="currency" office:currency="BRL" office:value="2.06107914320885">
            <text:p>R$ 2,06</text:p>
          </table:table-cell>
          <table:table-cell office:value-type="string">
            <text:p>telmo</text:p>
          </table:table-cell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72114&amp;uq=634927957106240566">296-13099-1-ND</text:a></text:p>
          </table:table-cell>
          <table:table-cell table:style-name="ce4" office:value-type="string">
            <text:p>IC DRVR/RCVR MULTCH RS232 16SOIC</text:p>
          </table:table-cell>
          <table:table-cell table:style-name="ce4" office:value-type="string">
            <text:p>MAX3232</text:p>
          </table:table-cell>
          <table:table-cell table:style-name="ce8" office:value-type="currency" office:currency="USD" office:value="1.65">
            <text:p>$1.65</text:p>
          </table:table-cell>
          <table:table-cell table:style-name="ce8" table:formula="of:=[.G18]*[.B18]" office:value-type="currency" office:currency="USD" office:value="6.6">
            <text:p>$6.60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table:style-name="ce20" table:formula="of:=([.$H$24]*[.$H18]/SUM([.$H$2:.$H$19]))*[.$J18]/[.$B18]" office:value-type="currency" office:currency="BRL" office:value="8.71995022126822">
            <text:p>R$ 8,72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79700&amp;uq=634928047459490719">887-1272-1-ND</text:a></text:p>
          </table:table-cell>
          <table:table-cell table:style-name="ce4" office:value-type="string">
            <text:p>CRYSTAL 14.7456 MHZ 18PF SMD</text:p>
          </table:table-cell>
          <table:table-cell table:style-name="ce4" office:value-type="string">
            <text:p>14.7456MHZ 10PPM 18pF</text:p>
          </table:table-cell>
          <table:table-cell table:style-name="ce8" office:value-type="currency" office:currency="USD" office:value="0.57">
            <text:p>$0.57</text:p>
          </table:table-cell>
          <table:table-cell table:style-name="ce8" table:formula="of:=[.G19]*[.B19]" office:value-type="currency" office:currency="USD" office:value="2.28">
            <text:p>$2.28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table:style-name="ce20" table:formula="of:=([.$H$24]*[.$H19]/SUM([.$H$2:.$H$19]))*[.$J19]/[.$B19]" office:value-type="currency" office:currency="BRL" office:value="3.01234644007447">
            <text:p>R$ 3,01</text:p>
          </table:table-cell>
          <table:table-cell office:value-type="string">
            <text:p>telmo</text:p>
          </table:table-cell>
        </table:table-row>
        <table:table-row table:style-name="ro5">
          <table:table-cell table:number-columns-repeated="7"/>
          <table:table-cell table:style-name="ce15" table:formula="of:=SUM([.H2:.H19])" office:value-type="currency" office:currency="USD" office:value="53.388">
            <text:p>$53.39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Frete:</text:p>
          </table:table-cell>
          <table:table-cell table:style-name="ce16" office:value-type="currency" office:currency="USD" office:value="37.67">
            <text:p>$37.67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IOF ($):</text:p>
          </table:table-cell>
          <table:table-cell table:style-name="ce17" office:value-type="currency" office:currency="USD" office:value="5.81">
            <text:p>$5.81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Imposto (R$)</text:p>
          </table:table-cell>
          <table:table-cell table:style-name="ce11" office:value-type="currency" office:currency="BRL" office:value="82.61">
            <text:p>R$ 82,61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10" office:value-type="string">
            <text:p>Total (R$):</text:p>
          </table:table-cell>
          <table:table-cell table:style-name="ce18" table:formula="of:=([.H20]+[.H21]+[.H22])*2.059874058+[.H23]" office:value-type="currency" office:currency="BRL" office:value="282.145880250344">
            <text:p>R$ 282,15</text:p>
          </table:table-cell>
          <table:table-cell table:number-columns-repeated="2"/>
          <table:table-cell table:style-name="ce10" table:formula="of:=SUM([.K2:.K19])" office:value-type="currency" office:currency="BRL" office:value="43.4982825946754">
            <text:p>R$ 43,50</text:p>
          </table:table-cell>
          <table:table-cell office:value-type="string">
            <text:p>telmo</text:p>
          </table:table-cell>
        </table:table-row>
        <table:table-row table:style-name="ro5">
          <table:table-cell table:number-columns-repeated="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office:value-type="string">
            <text:p>ebay</text:p>
          </table:table-cell>
          <table:table-cell office:value-type="string">
            <text:p><text:a xlink:href="http://www.ebay.com/itm/170965252055?ssPageName=STRK:MEWNX:IT&amp;_trksid=p3984.m1439.l2649">http://www.ebay.com/itm/170965252055?ssPageName=STRK:MEWNX:IT&amp;_trksid=p3984.m1439.l2649</text:a></text:p>
          </table:table-cell>
          <table:table-cell office:value-type="string">
            <text:p>MPU-6050</text:p>
          </table:table-cell>
          <table:table-cell office:value-type="string">
            <text:p>Gyro e acelerometro de 3 eixos</text:p>
          </table:table-cell>
          <table:table-cell table:style-name="ce8" office:value-type="currency" office:currency="USD" office:value="8.78">
            <text:p>$8.78</text:p>
          </table:table-cell>
          <table:table-cell table:style-name="ce8" table:formula="of:=[.G26]*[.B26]" office:value-type="currency" office:currency="USD" office:value="26.34">
            <text:p>$26.34</text:p>
          </table:table-cell>
          <table:table-cell office:value-type="string">
            <text:p>nok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1" office:value-type="string">
            <text:p>ebay</text:p>
          </table:table-cell>
          <table:table-cell office:value-type="string">
            <text:p><text:a xlink:href="http://www.ebay.com/itm/170965252055?ssPageName=STRK:MEWNX:IT&amp;_trksid=p3984.m1439.l2649">http://www.ebay.com/itm/170965252055?ssPageName=STRK:MEWNX:IT&amp;_trksid=p3984.m1439.l2649</text:a></text:p>
          </table:table-cell>
          <table:table-cell office:value-type="string">
            <text:p>MPU-6050</text:p>
          </table:table-cell>
          <table:table-cell office:value-type="string">
            <text:p>Gyro e acelerometro de 3 eixos</text:p>
          </table:table-cell>
          <table:table-cell table:style-name="ce8" office:value-type="currency" office:currency="USD" office:value="8.78">
            <text:p>$8.78</text:p>
          </table:table-cell>
          <table:table-cell table:style-name="ce8" table:formula="of:=[.G27]*[.B27]" office:value-type="currency" office:currency="USD" office:value="8.78">
            <text:p>$8.78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/>
          <table:table-cell table:number-columns-repeated="3"/>
          <table:table-cell table:style-name="ce8"/>
          <table:table-cell table:style-name="ce8" table:formula="of:=SUM([.H26:.H27])" office:value-type="currency" office:currency="USD" office:value="35.12">
            <text:p>$35.12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Frete:</text:p>
          </table:table-cell>
          <table:table-cell table:style-name="ce16" office:value-type="currency" office:currency="USD" office:value="0">
            <text:p>$0.00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Total (R$):</text:p>
          </table:table-cell>
          <table:table-cell table:style-name="ce11" office:value-type="currency" office:currency="BRL" office:value="75.34">
            <text:p>R$ 75,34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IOF (R$):</text:p>
          </table:table-cell>
          <table:table-cell table:style-name="ce11" office:value-type="currency" office:currency="BRL" office:value="3.56">
            <text:p>R$ 3,56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10" office:value-type="string">
            <text:p>Total (R$):</text:p>
          </table:table-cell>
          <table:table-cell table:style-name="ce18" table:formula="of:=SUM([.H29:.H31])" office:value-type="currency" office:currency="BRL" office:value="78.9">
            <text:p>R$ 78,90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sparkfun</text:p>
          </table:table-cell>
          <table:table-cell office:value-type="string">
            <text:p>https://www.sparkfun.com/products/11028</text:p>
          </table:table-cell>
          <table:table-cell office:value-type="string">
            <text:p>MPU-6050</text:p>
          </table:table-cell>
          <table:table-cell office:value-type="string">
            <text:p>Gyro e acelerometro de 3 eixos</text:p>
          </table:table-cell>
          <table:table-cell table:style-name="ce8" office:value-type="currency" office:currency="USD" office:value="39.95">
            <text:p>$39.95</text:p>
          </table:table-cell>
          <table:table-cell table:style-name="ce8" table:formula="of:=[.G34]*[.B34]" office:value-type="currency" office:currency="USD" office:value="39.95">
            <text:p>$39.95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5">
          <table:table-cell table:number-columns-repeated="7"/>
          <table:table-cell table:style-name="ce15" table:formula="of:=SUM([.H34])" office:value-type="currency" office:currency="USD" office:value="39.95">
            <text:p>$39.95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Frete:</text:p>
          </table:table-cell>
          <table:table-cell table:style-name="ce16" office:value-type="currency" office:currency="USD" office:value="37.75">
            <text:p>$37.75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IOF ($):</text:p>
          </table:table-cell>
          <table:table-cell table:style-name="ce17" office:value-type="currency" office:currency="USD" office:value="2.79">
            <text:p>$2.79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Imposto (R$)</text:p>
          </table:table-cell>
          <table:table-cell table:style-name="ce11" office:value-type="currency" office:currency="BRL" office:value="106.98">
            <text:p>R$ 106,98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10" office:value-type="string">
            <text:p>Total (R$):</text:p>
          </table:table-cell>
          <table:table-cell table:style-name="ce18" table:formula="of:=([.H35]+[.H36]+[.H37])*2.023729656+[.H38]" office:value-type="currency" office:currency="BRL" office:value="269.87000001144">
            <text:p>R$ 269,87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10"/>
          <table:table-cell table:style-name="ce18"/>
          <table:table-cell table:number-columns-repeated="4"/>
        </table:table-row>
        <table:table-row table:style-name="ro5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4 de maio</text:p>
          </table:table-cell>
          <table:table-cell/>
          <table:table-cell office:value-type="string">
            <text:p>barra de pinos</text:p>
          </table:table-cell>
          <table:table-cell/>
          <table:table-cell table:style-name="ce11" office:value-type="currency" office:currency="BRL" office:value="0.55">
            <text:p>R$ 0,55</text:p>
          </table:table-cell>
          <table:table-cell table:style-name="ce11" table:formula="of:=[.G41]*[.B41]" office:value-type="currency" office:currency="BRL" office:value="1.65">
            <text:p>R$ 1,65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24 de maio</text:p>
          </table:table-cell>
          <table:table-cell/>
          <table:table-cell office:value-type="string">
            <text:p>resistor</text:p>
          </table:table-cell>
          <table:table-cell/>
          <table:table-cell table:style-name="ce11" office:value-type="currency" office:currency="BRL" office:value="0.05">
            <text:p>R$ 0,05</text:p>
          </table:table-cell>
          <table:table-cell table:style-name="ce11" table:formula="of:=[.G42]*[.B42]" office:value-type="currency" office:currency="BRL" office:value="0.5">
            <text:p>R$ 0,50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5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24 de maio</text:p>
          </table:table-cell>
          <table:table-cell/>
          <table:table-cell office:value-type="string">
            <text:p>resistor</text:p>
          </table:table-cell>
          <table:table-cell/>
          <table:table-cell table:style-name="ce11" office:value-type="currency" office:currency="BRL" office:value="0.05">
            <text:p>R$ 0,05</text:p>
          </table:table-cell>
          <table:table-cell table:style-name="ce11" table:formula="of:=[.G43]*[.B43]" office:value-type="currency" office:currency="BRL" office:value="0.5">
            <text:p>R$ 0,50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5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4 de maio</text:p>
          </table:table-cell>
          <table:table-cell/>
          <table:table-cell office:value-type="string">
            <text:p>Max 3232</text:p>
          </table:table-cell>
          <table:table-cell/>
          <table:table-cell table:style-name="ce11" office:value-type="currency" office:currency="BRL" office:value="7.7">
            <text:p>R$ 7,70</text:p>
          </table:table-cell>
          <table:table-cell table:style-name="ce11" table:formula="of:=[.G44]*[.B44]" office:value-type="currency" office:currency="BRL" office:value="15.4">
            <text:p>R$ 15,40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5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24 de maio</text:p>
          </table:table-cell>
          <table:table-cell/>
          <table:table-cell office:value-type="string">
            <text:p>capacitor ceramico</text:p>
          </table:table-cell>
          <table:table-cell/>
          <table:table-cell table:style-name="ce11" office:value-type="currency" office:currency="BRL" office:value="0.1">
            <text:p>R$ 0,10</text:p>
          </table:table-cell>
          <table:table-cell table:style-name="ce11" table:formula="of:=[.G45]*[.B45]" office:value-type="currency" office:currency="BRL" office:value="1">
            <text:p>R$ 1,00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24 de maio</text:p>
          </table:table-cell>
          <table:table-cell/>
          <table:table-cell office:value-type="string">
            <text:p>diodo zenner</text:p>
          </table:table-cell>
          <table:table-cell/>
          <table:table-cell table:style-name="ce11" office:value-type="currency" office:currency="BRL" office:value="0.25">
            <text:p>R$ 0,25</text:p>
          </table:table-cell>
          <table:table-cell table:style-name="ce11" table:formula="of:=[.G46]*[.B46]" office:value-type="currency" office:currency="BRL" office:value="2.5">
            <text:p>R$ 2,50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5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24 de maio</text:p>
          </table:table-cell>
          <table:table-cell/>
          <table:table-cell office:value-type="string">
            <text:p>buffer 74hc244</text:p>
          </table:table-cell>
          <table:table-cell/>
          <table:table-cell table:style-name="ce11" office:value-type="currency" office:currency="BRL" office:value="1.3">
            <text:p>R$ 1,30</text:p>
          </table:table-cell>
          <table:table-cell table:style-name="ce11" table:formula="of:=[.G47]*[.B47]" office:value-type="currency" office:currency="BRL" office:value="2.6">
            <text:p>R$ 2,60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5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24 de maio</text:p>
          </table:table-cell>
          <table:table-cell/>
          <table:table-cell office:value-type="string">
            <text:p>Max 232 SMD</text:p>
          </table:table-cell>
          <table:table-cell/>
          <table:table-cell table:style-name="ce11" office:value-type="currency" office:currency="BRL" office:value="3">
            <text:p>R$ 3,00</text:p>
          </table:table-cell>
          <table:table-cell table:style-name="ce11" table:formula="of:=[.G48]*[.B48]" office:value-type="currency" office:currency="BRL" office:value="9">
            <text:p>R$ 9,00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5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24 de maio</text:p>
          </table:table-cell>
          <table:table-cell/>
          <table:table-cell office:value-type="string">
            <text:p>power jack</text:p>
          </table:table-cell>
          <table:table-cell/>
          <table:table-cell table:style-name="ce11" office:value-type="currency" office:currency="BRL" office:value="0.8">
            <text:p>R$ 0,80</text:p>
          </table:table-cell>
          <table:table-cell table:style-name="ce11" table:formula="of:=[.G49]*[.B49]" office:value-type="currency" office:currency="BRL" office:value="2.4">
            <text:p>R$ 2,40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5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24 de maio</text:p>
          </table:table-cell>
          <table:table-cell/>
          <table:table-cell office:value-type="string">
            <text:p>diodo</text:p>
          </table:table-cell>
          <table:table-cell/>
          <table:table-cell table:style-name="ce11" office:value-type="currency" office:currency="BRL" office:value="0.2">
            <text:p>R$ 0,20</text:p>
          </table:table-cell>
          <table:table-cell table:style-name="ce11" table:formula="of:=[.G50]*[.B50]" office:value-type="currency" office:currency="BRL" office:value="0.4">
            <text:p>R$ 0,40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5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24 de maio</text:p>
          </table:table-cell>
          <table:table-cell/>
          <table:table-cell office:value-type="string">
            <text:p>conector serial</text:p>
          </table:table-cell>
          <table:table-cell/>
          <table:table-cell table:style-name="ce11" office:value-type="currency" office:currency="BRL" office:value="1.86">
            <text:p>R$ 1,86</text:p>
          </table:table-cell>
          <table:table-cell table:style-name="ce11" table:formula="of:=[.G51]*[.B51]" office:value-type="currency" office:currency="BRL" office:value="7.44">
            <text:p>R$ 7,44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5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24 de maio</text:p>
          </table:table-cell>
          <table:table-cell/>
          <table:table-cell office:value-type="string">
            <text:p>conectores para fios</text:p>
          </table:table-cell>
          <table:table-cell/>
          <table:table-cell table:style-name="ce11" office:value-type="currency" office:currency="BRL" office:value="1.5">
            <text:p>R$ 1,50</text:p>
          </table:table-cell>
          <table:table-cell table:style-name="ce11" table:formula="of:=[.G52]*[.B52]" office:value-type="currency" office:currency="BRL" office:value="1.5">
            <text:p>R$ 1,50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24 de maio</text:p>
          </table:table-cell>
          <table:table-cell/>
          <table:table-cell office:value-type="string">
            <text:p>jumper</text:p>
          </table:table-cell>
          <table:table-cell/>
          <table:table-cell table:style-name="ce11" office:value-type="currency" office:currency="BRL" office:value="0.76">
            <text:p>R$ 0,76</text:p>
          </table:table-cell>
          <table:table-cell table:style-name="ce11" table:formula="of:=[.G53]*[.B53]" office:value-type="currency" office:currency="BRL" office:value="1.52">
            <text:p>R$ 1,52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5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24 de maio</text:p>
          </table:table-cell>
          <table:table-cell/>
          <table:table-cell office:value-type="string">
            <text:p>pushbutton</text:p>
          </table:table-cell>
          <table:table-cell/>
          <table:table-cell table:style-name="ce11" office:value-type="currency" office:currency="BRL" office:value="0.1">
            <text:p>R$ 0,10</text:p>
          </table:table-cell>
          <table:table-cell table:style-name="ce11" table:formula="of:=[.G54]*[.B54]" office:value-type="currency" office:currency="BRL" office:value="0.2">
            <text:p>R$ 0,20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5">
          <table:table-cell table:number-columns-repeated="7"/>
          <table:table-cell table:style-name="ce11"/>
          <table:table-cell table:number-columns-repeated="4"/>
        </table:table-row>
        <table:table-row table:style-name="ro5">
          <table:table-cell table:number-columns-repeated="6"/>
          <table:table-cell table:style-name="ce10" office:value-type="string">
            <text:p>Total (R$):</text:p>
          </table:table-cell>
          <table:table-cell table:style-name="ce18" table:formula="of:=SUM([.H41:.H54])" office:value-type="currency" office:currency="BRL" office:value="46.61">
            <text:p>R$ 46,61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10"/>
          <table:table-cell table:style-name="ce18"/>
          <table:table-cell table:number-columns-repeated="4"/>
        </table:table-row>
        <table:table-row table:style-name="ro5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24 de maio</text:p>
          </table:table-cell>
          <table:table-cell/>
          <table:table-cell office:value-type="string">
            <text:p>pendrive 4Gb</text:p>
          </table:table-cell>
          <table:table-cell/>
          <table:table-cell table:number-columns-repeated="2" table:style-name="ce11" office:value-type="currency" office:currency="BRL" office:value="15">
            <text:p>R$ 15,00</text:p>
          </table:table-cell>
          <table:table-cell/>
          <table:table-cell office:value-type="float" office:value="1">
            <text:p>1</text:p>
          </table:table-cell>
          <table:table-cell table:formula="of:=[.H58]" office:value-type="currency" office:currency="BRL" office:value="15">
            <text:p>R$ 15,00</text:p>
          </table:table-cell>
          <table:table-cell office:value-type="string">
            <text:p>stefan</text:p>
          </table:table-cell>
        </table:table-row>
        <table:table-row table:style-name="ro5">
          <table:table-cell table:number-columns-repeated="6"/>
          <table:table-cell table:style-name="ce10" office:value-type="string">
            <text:p>Total (R$):</text:p>
          </table:table-cell>
          <table:table-cell table:style-name="ce18" table:formula="of:=SUM([.H58])" office:value-type="currency" office:currency="BRL" office:value="15">
            <text:p>R$ 15,00</text:p>
          </table:table-cell>
          <table:table-cell table:number-columns-repeated="2"/>
          <table:table-cell table:style-name="ce10" table:formula="of:=SUM([.K58])" office:value-type="currency" office:currency="BRL" office:value="15">
            <text:p>R$ 15,00</text:p>
          </table:table-cell>
          <table:table-cell office:value-type="string">
            <text:p>stefan</text:p>
          </table:table-cell>
        </table:table-row>
        <table:table-row table:style-name="ro5">
          <table:table-cell table:number-columns-repeated="12"/>
        </table:table-row>
        <table:table-row table:style-name="ro5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ik</text:p>
          </table:table-cell>
          <table:table-cell/>
          <table:table-cell office:value-type="string">
            <text:p>pcb</text:p>
          </table:table-cell>
          <table:table-cell/>
          <table:table-cell table:style-name="ce11" office:value-type="currency" office:currency="BRL" office:value="53.47">
            <text:p>R$ 53,47</text:p>
          </table:table-cell>
          <table:table-cell table:style-name="ce11" office:value-type="currency" office:currency="BRL" office:value="235.25">
            <text:p>R$ 235,25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5">
          <table:table-cell table:number-columns-repeated="7"/>
          <table:table-cell table:style-name="ce15" table:formula="of:=SUM([.H61])" office:value-type="currency" office:currency="BRL" office:value="235.25">
            <text:p>R$ 235,25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Frete:</text:p>
          </table:table-cell>
          <table:table-cell table:style-name="ce11" office:value-type="currency" office:currency="BRL" office:value="30">
            <text:p>R$ 30,00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10" office:value-type="string">
            <text:p>Total (R$):</text:p>
          </table:table-cell>
          <table:table-cell table:style-name="ce18" table:formula="of:=SUM([.H62:.H63])" office:value-type="currency" office:currency="BRL" office:value="265.25">
            <text:p>R$ 265,25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2" office:value-type="float" office:value="1">
            <text:p>1</text:p>
          </table:table-cell>
          <table:table-cell office:value-type="string">
            <text:p>mercado livre</text:p>
          </table:table-cell>
          <table:table-cell/>
          <table:table-cell office:value-type="string">
            <text:p>webcam</text:p>
          </table:table-cell>
          <table:table-cell/>
          <table:table-cell table:number-columns-repeated="2" table:style-name="ce11" office:value-type="currency" office:currency="BRL" office:value="34.99">
            <text:p>R$ 34,99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table:formula="of:=[.H66]" office:value-type="currency" office:currency="BRL" office:value="34.99">
            <text:p>R$ 34,99</text:p>
          </table:table-cell>
          <table:table-cell office:value-type="string">
            <text:p>stefan</text:p>
          </table:table-cell>
        </table:table-row>
        <table:table-row table:style-name="ro5">
          <table:table-cell table:number-columns-repeated="6"/>
          <table:table-cell table:style-name="ce10" office:value-type="string">
            <text:p>Total (R$):</text:p>
          </table:table-cell>
          <table:table-cell table:style-name="ce18" office:value-type="currency" office:currency="BRL" office:value="34.99">
            <text:p>R$ 34,99</text:p>
          </table:table-cell>
          <table:table-cell table:number-columns-repeated="2"/>
          <table:table-cell table:style-name="ce10" table:formula="of:=SUM([.K66])" office:value-type="currency" office:currency="BRL" office:value="34.99">
            <text:p>R$ 34,99</text:p>
          </table:table-cell>
          <table:table-cell office:value-type="string">
            <text:p>stefan</text:p>
          </table:table-cell>
        </table:table-row>
        <table:table-row table:style-name="ro5">
          <table:table-cell table:number-columns-repeated="12"/>
        </table:table-row>
        <table:table-row table:style-name="ro5">
          <table:table-cell table:number-columns-repeated="6"/>
          <table:table-cell table:style-name="ce10" office:value-type="string">
            <text:p>Total (R$):</text:p>
          </table:table-cell>
          <table:table-cell table:style-name="ce18" table:formula="of:=SUM([.H24];[.H32];[.H39];[.H56];[.H59];[.H64];[.H67])-SUM([.K24];[.K59];[.K67])" office:value-type="currency" office:currency="BRL" office:value="899.277597667109">
            <text:p>R$ 899,28</text:p>
          </table:table-cell>
          <table:table-cell table:style-name="ce19"/>
          <table:table-cell table:number-columns-repeated="3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6"/>
          <table:table-cell office:value-type="string">
            <text:p>Total por pessoa (R$)</text:p>
          </table:table-cell>
          <table:table-cell table:formula="of:=[.H69]/5" office:value-type="currency" office:currency="BRL" office:value="179.855519533422">
            <text:p>R$ 179,86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5"/>
          <table:table-cell table:style-name="ce6"/>
          <table:table-cell table:style-name="ce12" office:value-type="string">
            <office:annotation draw:style-name="gr1" draw:text-style-name="P1" svg:width="1.1413in" svg:height="1.0122in" svg:x="10.1598in" svg:y="11.6504in" draw:caption-point-x="-0.2028in" draw:caption-point-y="0.6394in">
              <dc:date>2013-04-13T00:00:00</dc:date>
              <text:p text:style-name="P1"><text:span text:style-name="T1">Somei nesta coluna o custo do projeto/5 e o valor dos itens que cada um vai ficar.</text:span></text:p>
            </office:annotation>
            <text:p>A pagar (R$):</text:p>
          </table:table-cell>
          <table:table-cell table:style-name="ce12" office:value-type="string">
            <office:annotation draw:style-name="gr1" draw:text-style-name="P1" svg:width="1.1413in" svg:height="0.7012in" svg:x="11.2524in" svg:y="11.6504in" draw:caption-point-x="-0.1988in" draw:caption-point-y="0.6394in">
              <dc:date>2013-04-13T00:00:00</dc:date>
              <text:p text:style-name="P1"><text:span text:style-name="T1">Nesta coluna estão os valores que cada um gastou.</text:span></text:p>
            </office:annotation>
            <text:p>A receber (R$):</text:p>
          </table:table-cell>
          <table:table-cell table:style-name="ce12" office:value-type="string">
            <office:annotation draw:style-name="gr1" draw:text-style-name="P1" svg:width="1.1413in" svg:height="0.5457in" svg:x="12.0992in" svg:y="11.6508in" draw:caption-point-x="-0.1957in" draw:caption-point-y="0.639in">
              <dc:date>2013-04-13T00:00:00</dc:date>
              <text:p text:style-name="P1"><text:span text:style-name="T1">Aqui está o saldo de cada um no projeto.</text:span></text:p>
            </office:annotation>
            <text:p>Saldo (R$):</text:p>
          </table:table-cell>
          <table:table-cell table:style-name="Default"/>
          <table:table-cell table:number-columns-repeated="2"/>
        </table:table-row>
        <table:table-row table:style-name="ro5">
          <table:table-cell table:number-columns-repeated="5"/>
          <table:table-cell table:style-name="ce6" office:value-type="string">
            <text:p>Telmo</text:p>
          </table:table-cell>
          <table:table-cell table:style-name="ce13" table:formula="of:=[.$H$71]+[.K24]" office:value-type="currency" office:currency="BRL" office:value="223.353802128097">
            <text:p>R$ 223,35</text:p>
          </table:table-cell>
          <table:table-cell table:style-name="ce13" table:formula="of:=[.H64]+[.H56]+[.H39]+[.H32]+[.H24]" office:value-type="currency" office:currency="BRL" office:value="942.775880261784">
            <text:p>R$ 942,78</text:p>
          </table:table-cell>
          <table:table-cell table:style-name="ce13" table:formula="of:=[.H74]-[.G74]" office:value-type="currency" office:currency="BRL" office:value="719.422078133687">
            <text:p>R$ 719,42</text:p>
          </table:table-cell>
          <table:table-cell table:style-name="Default"/>
          <table:table-cell table:number-columns-repeated="2"/>
        </table:table-row>
        <table:table-row table:style-name="ro5">
          <table:table-cell table:number-columns-repeated="5"/>
          <table:table-cell table:style-name="ce6" office:value-type="string">
            <text:p>Pedro</text:p>
          </table:table-cell>
          <table:table-cell table:style-name="ce13" table:formula="of:=[.$H$71]" office:value-type="currency" office:currency="BRL" office:value="179.855519533422">
            <text:p>R$ 179,86</text:p>
          </table:table-cell>
          <table:table-cell table:style-name="ce13" table:formula="of:=[.H67]" office:value-type="currency" office:currency="BRL" office:value="34.99">
            <text:p>R$ 34,99</text:p>
          </table:table-cell>
          <table:table-cell table:style-name="ce13" table:formula="of:=[.H75]-[.G75]" office:value-type="currency" office:currency="BRL" office:value="-144.865519533422">
            <text:p>-R$ 144,87</text:p>
          </table:table-cell>
          <table:table-cell table:style-name="Default"/>
          <table:table-cell table:number-columns-repeated="2"/>
        </table:table-row>
        <table:table-row table:style-name="ro5">
          <table:table-cell table:number-columns-repeated="5"/>
          <table:table-cell table:style-name="ce6" office:value-type="string">
            <text:p>Stefan</text:p>
          </table:table-cell>
          <table:table-cell table:style-name="ce13" table:formula="of:=[.$H$71]+[.K67]+[.K59]" office:value-type="currency" office:currency="BRL" office:value="229.845519533422">
            <text:p>R$ 229,85</text:p>
          </table:table-cell>
          <table:table-cell table:style-name="ce13" table:formula="of:=[.H59]" office:value-type="currency" office:currency="BRL" office:value="15">
            <text:p>R$ 15,00</text:p>
          </table:table-cell>
          <table:table-cell table:style-name="ce13" table:formula="of:=[.H76]-[.G76]" office:value-type="currency" office:currency="BRL" office:value="-214.845519533422">
            <text:p>-R$ 214,85</text:p>
          </table:table-cell>
          <table:table-cell table:style-name="Default"/>
          <table:table-cell table:number-columns-repeated="2"/>
        </table:table-row>
        <table:table-row table:style-name="ro5">
          <table:table-cell table:number-columns-repeated="5"/>
          <table:table-cell table:style-name="ce6" office:value-type="string">
            <text:p>Ricardo</text:p>
          </table:table-cell>
          <table:table-cell table:style-name="ce13" table:formula="of:=[.$H$71]" office:value-type="currency" office:currency="BRL" office:value="179.855519533422">
            <text:p>R$ 179,86</text:p>
          </table:table-cell>
          <table:table-cell table:style-name="ce13" office:value-type="float" office:value="0">
            <text:p>0</text:p>
          </table:table-cell>
          <table:table-cell table:style-name="ce13" table:formula="of:=[.H77]-[.G77]" office:value-type="currency" office:currency="BRL" office:value="-179.855519533422">
            <text:p>-R$ 179,86</text:p>
          </table:table-cell>
          <table:table-cell table:style-name="Default"/>
          <table:table-cell table:number-columns-repeated="2"/>
        </table:table-row>
        <table:table-row table:style-name="ro5">
          <table:table-cell table:number-columns-repeated="5"/>
          <table:table-cell table:style-name="ce6" office:value-type="string">
            <text:p>Luis</text:p>
          </table:table-cell>
          <table:table-cell table:style-name="ce13" table:formula="of:=[.$H$71]" office:value-type="currency" office:currency="BRL" office:value="179.855519533422">
            <text:p>R$ 179,86</text:p>
          </table:table-cell>
          <table:table-cell table:style-name="ce13" office:value-type="float" office:value="0">
            <text:p>0</text:p>
          </table:table-cell>
          <table:table-cell table:style-name="ce13" table:formula="of:=[.H78]-[.G78]" office:value-type="currency" office:currency="BRL" office:value="-179.855519533422">
            <text:p>-R$ 179,86</text:p>
          </table:table-cell>
          <table:table-cell table:style-name="Default"/>
          <table:table-cell table:number-columns-repeated="2"/>
        </table:table-row>
        <table:table-row table:style-name="ro5">
          <table:table-cell table:number-columns-repeated="5"/>
          <table:table-cell table:style-name="ce6" office:value-type="string">
            <text:p>Soma (R$)</text:p>
          </table:table-cell>
          <table:table-cell table:style-name="ce13" table:formula="of:=SUM([.G74:.G78])" office:value-type="currency" office:currency="BRL" office:value="992.765880261784">
            <text:p>R$ 992,77</text:p>
          </table:table-cell>
          <table:table-cell table:style-name="ce13" table:formula="of:=SUM([.H74:.H78])" office:value-type="currency" office:currency="BRL" office:value="992.765880261784">
            <text:p>R$ 992,77</text:p>
          </table:table-cell>
          <table:table-cell table:style-name="ce13" table:formula="of:=SUM([.I74:.I78])" office:value-type="currency" office:currency="BRL" office:value="0">
            <text:p>R$ 0,00</text:p>
          </table:table-cell>
          <table:table-cell table:style-name="Default"/>
          <table:table-cell table:number-columns-repeated="2"/>
        </table:table-row>
        <table:table-row table:style-name="ro5" table:number-rows-repeated="1048496">
          <table:table-cell table:number-columns-repeated="12"/>
        </table:table-row>
        <table:table-row table:style-name="ro5">
          <table:table-cell table:number-columns-repeated="12"/>
        </table:table-row>
      </table:table>
      <table:table table:name="Sheet2" table:style-name="ta1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mo </meta:initial-creator>
    <meta:creation-date>2013-01-02T22:19:46</meta:creation-date>
    <dc:date>2013-04-23T17:16:09</dc:date>
    <dc:creator>telmo </dc:creator>
    <meta:editing-duration>PT16H46M39S</meta:editing-duration>
    <meta:editing-cycles>21</meta:editing-cycles>
    <meta:generator>LibreOffice/3.5$Linux_x86 LibreOffice_project/350m1$Build-2</meta:generator>
    <meta:document-statistic meta:table-count="3" meta:cell-count="454" meta:object-count="0"/>
  </office:meta>
</office:document-meta>
</file>